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ustom-shape draw:style-name="gr1" draw:text-style-name="P2" draw:layer="layout" svg:width="3.5cm" svg:height="0.5cm" svg:x="21.5cm" svg:y="1.001cm">
          <text:p text:style-name="P1"><text:span text:style-name="T1">int 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0.5cm" svg:x="15.5cm" svg:y="4.5cm">
          <text:p text:style-name="P1"><text:span text:style-name="T1">void gui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0.5cm" svg:x="25.5cm" svg:y="3.5cm">
          <text:p text:style-name="P1"><text:span text:style-name="T1">void dbus_init_sess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1.5cm" svg:x2="18cm" svg:y2="4.5cm">
          <text:p/>
        </draw:line>
        <draw:line draw:style-name="gr5" draw:text-style-name="P1" draw:layer="layout" svg:x1="25.001cm" svg:y1="1.5cm" svg:x2="26.501cm" svg:y2="3.5cm">
          <text:p/>
        </draw:line>
        <draw:frame draw:style-name="gr6" draw:text-style-name="P3" draw:layer="layout" svg:width="3cm" svg:height="5cm" svg:x="38.501cm" svg:y="0cm">
          <draw:text-box>
            <text:p><text:span text:style-name="T1"/></text:p>
            <text:p><text:span text:style-name="T1">bluez.c</text:span></text:p>
            <text:p><text:span text:style-name="T1">bluez_agent.c</text:span></text:p>
            <text:p><text:span text:style-name="T1">cb_bluez.c</text:span></text:p>
            <text:p><text:span text:style-name="T1">cb_bluez_agent.c </text:span></text:p>
            <text:p><text:span text:style-name="T1">cb_dbus.c </text:span></text:p>
            <text:p><text:span text:style-name="T1">cb_gui.c</text:span></text:p>
            <text:p><text:span text:style-name="T1">cb_obex.c</text:span></text:p>
            <text:p><text:span text:style-name="T1">dbus.c <text:s/></text:span></text:p>
            <text:p><text:span text:style-name="T1">defines.c </text:span></text:p>
            <text:p><text:span text:style-name="T1">fso.c</text:span></text:p>
            <text:p><text:span text:style-name="T1">gui.c </text:span></text:p>
            <text:p><text:span text:style-name="T1">main.c</text:span></text:p>
            <text:p><text:span text:style-name="T1">obex.c</text:span></text:p>
          </draw:text-box>
        </draw:frame>
        <draw:custom-shape draw:style-name="gr7" draw:text-style-name="P1" draw:layer="layout" svg:width="0.501cm" svg:height="0.223cm" svg:x="38.155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501cm" svg:height="0.223cm" svg:x="38.155cm" svg:y="0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01cm" svg:height="0.223cm" svg:x="38.17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7cm" svg:y="2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501cm" svg:height="0.223cm" svg:x="38.169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501cm" svg:height="0.223cm" svg:x="38.186cm" svg:y="1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8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1cm" svg:height="0.223cm" svg:x="38.21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1cm" svg:height="0.223cm" svg:x="38.186cm" svg:y="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1cm" svg:height="0.223cm" svg:x="38.184cm" svg:y="3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501cm" svg:height="0.223cm" svg:x="38.184cm" svg:y="3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1cm" svg:height="0.223cm" svg:x="38.18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214cm" svg:y="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3.5cm" svg:x2="29.001cm" svg:y2="2cm">
          <text:p/>
        </draw:line>
        <draw:custom-shape draw:style-name="gr3" draw:text-style-name="P2" draw:layer="layout" svg:width="4.501cm" svg:height="0.5cm" svg:x="26.501cm" svg:y="1.5cm">
          <text:p text:style-name="P1"><text:span text:style-name="T1">int dbus_emtooth_is_runn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3.5cm" svg:x2="32.001cm" svg:y2="2cm">
          <text:p/>
        </draw:lin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5cm" svg:height="0.5cm" svg:x="44.001cm" svg:y="8cm">
          <text:p text:style-name="P1"><text:span text:style-name="T1">cb_dbus_gene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4.001cm" svg:x2="44.001cm" svg:y2="8cm">
          <text:p/>
        </draw:line>
        <draw:custom-shape draw:style-name="gr3" draw:text-style-name="P2" draw:layer="layout" svg:width="6.5cm" svg:height="0.5cm" svg:x="31.501cm" svg:y="5.001cm">
          <text:p text:style-name="P1"><text:span text:style-name="T1">DBusMessage* dbus_emtooth_method_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4cm" svg:x2="31.501cm" svg:y2="5cm">
          <text:p/>
        </draw:line>
        <draw:custom-shape draw:style-name="gr20" draw:text-style-name="P2" draw:layer="layout" svg:width="4.001cm" svg:height="0.5cm" svg:x="31.501cm" svg:y="6cm">
          <text:p text:style-name="P1"><text:span text:style-name="T1">void 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6.001cm" svg:y1="4cm" svg:x2="32.501cm" svg:y2="6cm">
          <text:p/>
        </draw:line>
        <draw:custom-shape draw:style-name="gr20" draw:text-style-name="P2" draw:layer="layout" svg:width="4.501cm" svg:height="0.5cm" svg:x="31.501cm" svg:y="7.5cm">
          <text:p text:style-name="P1"><text:span text:style-name="T1">void cb_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6.5cm" svg:x2="32.501cm" svg:y2="7.5cm">
          <text:p/>
        </draw:line>
        <draw:custom-shape draw:style-name="gr21" draw:text-style-name="P2" draw:layer="layout" svg:width="4.501cm" svg:height="0.5cm" svg:x="31.501cm" svg:y="8.501cm">
          <text:p text:style-name="P1"><text:span text:style-name="T1">void 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3.001cm" svg:y1="8cm" svg:x2="33.001cm" svg:y2="8.5cm">
          <text:p/>
        </draw:line>
        <draw:line draw:style-name="gr5" draw:text-style-name="P1" draw:layer="layout" svg:x1="32.501cm" svg:y1="9cm" svg:x2="32.501cm" svg:y2="10.5cm">
          <text:p/>
        </draw:line>
        <draw:custom-shape draw:style-name="gr18" draw:text-style-name="P2" draw:layer="layout" svg:width="2.5cm" svg:height="0.5cm" svg:x="37.001cm" svg:y="8cm">
          <text:p text:style-name="P1"><text:span text:style-name="T1">slee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0.5cm" svg:x2="37.001cm" svg:y2="8.5cm">
          <text:p/>
        </draw:line>
        <draw:line draw:style-name="gr5" draw:text-style-name="P1" draw:layer="layout" svg:x1="37.001cm" svg:y1="8cm" svg:x2="36.001cm" svg:y2="8.5cm">
          <text:p/>
        </draw:line>
        <draw:custom-shape draw:style-name="gr22" draw:text-style-name="P2" draw:layer="layout" svg:width="5.001cm" svg:height="0.5cm" svg:x="42.499cm" svg:y="10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1cm" svg:x2="42.5cm" svg:y2="10.5cm">
          <text:p/>
        </draw:line>
        <draw:custom-shape draw:style-name="gr23" draw:text-style-name="P2" draw:layer="layout" svg:width="4.001cm" svg:height="0.5cm" svg:x="25cm" svg:y="12cm">
          <text:p text:style-name="P1"><text:span text:style-name="T1">void bluez_agent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501cm" svg:y1="11cm" svg:x2="26.001cm" svg:y2="12cm">
          <text:p/>
        </draw:line>
        <draw:custom-shape draw:style-name="gr22" draw:text-style-name="P2" draw:layer="layout" svg:width="5.001cm" svg:height="0.5cm" svg:x="29.501cm" svg:y="10.501cm">
          <text:p text:style-name="P1"><text:span text:style-name="T1">void cb_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501cm" svg:height="0.5cm" svg:x="33.001cm" svg:y="12cm">
          <text:p text:style-name="P1"><text:span text:style-name="T1">void bluez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11cm" svg:x2="34.001cm" svg:y2="12cm">
          <text:p/>
        </draw:line>
        <draw:custom-shape draw:style-name="gr21" draw:text-style-name="P2" draw:layer="layout" svg:width="4.501cm" svg:height="0.5cm" svg:x="27.501cm" svg:y="13.501cm">
          <text:p text:style-name="P1"><text:span text:style-name="T1">void bluez_discovery_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502cm" svg:y1="11cm" svg:x2="28.502cm" svg:y2="13.5cm">
          <text:p/>
        </draw:line>
        <draw:custom-shape draw:style-name="gr22" draw:text-style-name="P2" draw:layer="layout" svg:width="5.001cm" svg:height="0.5cm" svg:x="34cm" svg:y="13.501cm">
          <text:p text:style-name="P1"><text:span text:style-name="T1">void cb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2.5cm" svg:x2="35.001cm" svg:y2="13.5cm">
          <text:p/>
        </draw:line>
        <draw:custom-shape draw:style-name="gr22" draw:text-style-name="P2" draw:layer="layout" svg:width="5.001cm" svg:height="0.5cm" svg:x="32cm" svg:y="15.002cm">
          <text:p text:style-name="P1"><text:span text:style-name="T1">SIGNAL cb_device_disappe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.001cm" svg:height="0.5cm" svg:x="32cm" svg:y="14.5cm">
          <text:p text:style-name="P1"><text:span text:style-name="T1">SIGNAL cb_device_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002cm" svg:y1="14cm" svg:x2="32.002cm" svg:y2="14.5cm">
          <text:p/>
        </draw:line>
        <draw:line draw:style-name="gr5" draw:text-style-name="P1" draw:layer="layout" svg:x1="30.001cm" svg:y1="14cm" svg:x2="32.001cm" svg:y2="15.5cm">
          <text:p/>
        </draw:line>
        <draw:custom-shape draw:style-name="gr22" draw:text-style-name="P2" draw:layer="layout" svg:width="5.001cm" svg:height="0.5cm" svg:x="28.5cm" svg:y="16cm">
          <text:p text:style-name="P1"><text:span text:style-name="T1">void cb_discovery_start_ms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14cm" svg:x2="30.001cm" svg:y2="16cm">
          <text:p/>
        </draw:line>
        <draw:custom-shape draw:style-name="gr24" draw:text-style-name="P2" draw:layer="layout" svg:width="3.5cm" svg:height="0.5cm" svg:x="20cm" svg:y="4cm">
          <text:p text:style-name="P1"><text:span text:style-name="T1">void cb_safe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4cm">
          <text:p/>
        </draw:line>
        <draw:custom-shape draw:style-name="gr24" draw:text-style-name="P2" draw:layer="layout" svg:width="4.001cm" svg:height="0.5cm" svg:x="20cm" svg:y="5.001cm">
          <text:p text:style-name="P1"><text:span text:style-name="T1">void cb_device_list_select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5cm">
          <text:p/>
        </draw:line>
        <draw:custom-shape draw:style-name="gr24" draw:text-style-name="P2" draw:layer="layout" svg:width="4.501cm" svg:height="0.5cm" svg:x="20cm" svg:y="6cm">
          <text:p text:style-name="P1"><text:span text:style-name="T1">void cb_discovery_start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4.501cm" svg:height="0.5cm" svg:x="20cm" svg:y="7.002cm">
          <text:p text:style-name="P1"><text:span text:style-name="T1">void cb_discovery_stop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6cm">
          <text:p/>
        </draw:line>
        <draw:line draw:style-name="gr4" draw:text-style-name="P1" draw:layer="layout" svg:x1="19cm" svg:y1="5cm" svg:x2="20.001cm" svg:y2="7cm">
          <text:p/>
        </draw:line>
        <draw:custom-shape draw:style-name="gr24" draw:text-style-name="P2" draw:layer="layout" svg:width="4.501cm" svg:height="0.5cm" svg:x="20cm" svg:y="8cm">
          <text:p text:style-name="P1"><text:span text:style-name="T1">void cb_settings_dialo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8cm">
          <text:p/>
        </draw:line>
        <draw:custom-shape draw:style-name="gr20" draw:text-style-name="P2" draw:layer="layout" svg:width="4.001cm" svg:height="0.5cm" svg:x="26.501cm" svg:y="6cm">
          <text:p text:style-name="P1"><text:span text:style-name="T1">void 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501cm" svg:height="0.5cm" svg:x="26.501cm" svg:y="7.002cm">
          <text:p text:style-name="P1"><text:span text:style-name="T1">void cb_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4cm" svg:x2="18.501cm" svg:y2="2cm">
          <text:p/>
        </draw:line>
        <draw:line draw:style-name="gr4" draw:text-style-name="P1" draw:layer="layout" svg:x1="28.5cm" svg:y1="6.5cm" svg:x2="28.5cm" svg:y2="7cm">
          <text:p/>
        </draw:line>
        <draw:custom-shape draw:style-name="gr18" draw:text-style-name="P2" draw:layer="layout" svg:width="2.5cm" svg:height="0.5cm" svg:x="16.001cm" svg:y="1.5cm">
          <text:p text:style-name="P1"><text:span text:style-name="T1">elm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501cm" svg:y1="4cm" svg:x2="27.001cm" svg:y2="6cm">
          <text:p/>
        </draw:line>
        <draw:custom-shape draw:style-name="gr2" draw:text-style-name="P2" draw:layer="layout" svg:width="5.5cm" svg:height="0.5cm" svg:x="10.001cm" svg:y="13.5cm">
          <text:p text:style-name="P1"><text:span text:style-name="T1">void gui_settings_dialog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01cm" svg:height="0.5cm" svg:x="15cm" svg:y="8.5cm">
          <text:p text:style-name="P1"><text:span text:style-name="T1">void gui_device_list_popul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.501cm" svg:y1="5.5cm" svg:x2="8.501cm" svg:y2="7cm">
          <text:p/>
        </draw:line>
        <draw:line draw:style-name="gr4" draw:text-style-name="P1" draw:layer="layout" svg:x1="24.501cm" svg:y1="6.5cm" svg:x2="30.501cm" svg:y2="13.5cm">
          <text:p/>
        </draw:line>
        <draw:custom-shape draw:style-name="gr21" draw:text-style-name="P2" draw:layer="layout" svg:width="4.501cm" svg:height="0.5cm" svg:x="26.501cm" svg:y="8.501cm">
          <text:p text:style-name="P1"><text:span text:style-name="T1">void bluez_discovery_sto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4.501cm" svg:y1="7cm" svg:x2="28.001cm" svg:y2="8.5cm">
          <text:p/>
        </draw:line>
        <draw:custom-shape draw:style-name="gr22" draw:text-style-name="P2" draw:layer="layout" svg:width="5.001cm" svg:height="0.5cm" svg:x="27cm" svg:y="9.501cm">
          <text:p text:style-name="P1"><text:span text:style-name="T1">void cb_discovery_stop_ms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9.001cm" svg:y1="9cm" svg:x2="29.001cm" svg:y2="9.5cm">
          <text:p/>
        </draw:line>
        <draw:custom-shape draw:style-name="gr2" draw:text-style-name="P2" draw:layer="layout" svg:width="5.5cm" svg:height="0.5cm" svg:x="3.001cm" svg:y="7cm">
          <text:p text:style-name="P1"><text:span text:style-name="T1">void gui_remote_device_info_creat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001cm" svg:y1="8.5cm" svg:x2="13.001cm" svg:y2="13.5cm">
          <text:p/>
        </draw:line>
        <draw:custom-shape draw:style-name="gr25" draw:text-style-name="P2" draw:layer="layout" svg:width="5.5cm" svg:height="0.5cm" svg:x="1.501cm" svg:y="15cm">
          <text:p text:style-name="P1"><text:span text:style-name="T1">GuiCb* init_cb_stru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01cm" svg:y1="13.5cm" svg:x2="5.501cm" svg:y2="15cm">
          <text:p/>
        </draw:line>
        <draw:custom-shape draw:style-name="gr24" draw:text-style-name="P2" draw:layer="layout" svg:width="5cm" svg:height="0.5cm" svg:x="2.001cm" svg:y="16cm">
          <text:p text:style-name="P1"><text:span text:style-name="T1">void cb_entry_value_string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01cm" svg:y1="14cm" svg:x2="7.001cm" svg:y2="16cm">
          <text:p/>
        </draw:line>
        <draw:custom-shape draw:style-name="gr24" draw:text-style-name="P2" draw:layer="layout" svg:width="5cm" svg:height="0.5cm" svg:x="2.001cm" svg:y="17cm">
          <text:p text:style-name="P1"><text:span text:style-name="T1">Void cb_toggle_value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0.5cm" svg:x="2.001cm" svg:y="18cm">
          <text:p text:style-name="P1"><text:span text:style-name="T1">void cb_entry_value_integer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501cm" svg:y1="14cm" svg:x2="7.001cm" svg:y2="17cm">
          <text:p/>
        </draw:line>
        <draw:line draw:style-name="gr4" draw:text-style-name="P1" draw:layer="layout" svg:x1="12.001cm" svg:y1="14cm" svg:x2="7.001cm" svg:y2="18cm">
          <text:p/>
        </draw:line>
        <draw:custom-shape draw:style-name="gr24" draw:text-style-name="P2" draw:layer="layout" svg:width="5cm" svg:height="0.5cm" svg:x="2.501cm" svg:y="13cm">
          <text:p text:style-name="P1"><text:span text:style-name="T1">void cb_close_w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001cm" svg:y1="13.5cm" svg:x2="7.501cm" svg:y2="13.5cm">
          <text:p/>
        </draw:line>
        <draw:custom-shape draw:style-name="gr21" draw:text-style-name="P2" draw:layer="layout" svg:width="4.501cm" svg:height="0.5cm" svg:x="17.501cm" svg:y="14.5cm">
          <text:p text:style-name="P1"><text:span text:style-name="T1">void bluez_set_property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16.5cm" svg:x2="17.501cm" svg:y2="15cm">
          <text:p/>
        </draw:line>
        <draw:line draw:style-name="gr4" draw:text-style-name="P1" draw:layer="layout" svg:x1="7.001cm" svg:y1="17.5cm" svg:x2="18.001cm" svg:y2="15cm">
          <text:p/>
        </draw:line>
        <draw:line draw:style-name="gr4" draw:text-style-name="P1" draw:layer="layout" svg:x1="7.001cm" svg:y1="18.5cm" svg:x2="18.501cm" svg:y2="15cm">
          <text:p/>
        </draw:line>
        <draw:custom-shape draw:style-name="gr22" draw:text-style-name="P2" draw:layer="layout" svg:width="8.5cm" svg:height="0.5cm" svg:x="5.501cm" svg:y="10.5cm">
          <text:p text:style-name="P1"><text:span text:style-name="T1">void cb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01cm" svg:y1="14.5cm" svg:x2="44.501cm" svg:y2="8.5cm">
          <text:p/>
        </draw:line>
        <draw:line draw:style-name="gr4" draw:text-style-name="P1" draw:layer="layout" svg:x1="3.501cm" svg:y1="7.5cm" svg:x2="2.001cm" svg:y2="16cm">
          <text:p/>
        </draw:line>
        <draw:line draw:style-name="gr4" draw:text-style-name="P1" draw:layer="layout" svg:x1="3.001cm" svg:y1="7.5cm" svg:x2="1.501cm" svg:y2="15cm">
          <text:p/>
        </draw:line>
        <draw:custom-shape draw:style-name="gr24" draw:text-style-name="P2" draw:layer="layout" svg:width="5cm" svg:height="0.5cm" svg:x="6.501cm" svg:y="8cm">
          <text:p text:style-name="P1"><text:span text:style-name="T1">void cb_remote_paired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001cm" svg:y1="7.5cm" svg:x2="6.501cm" svg:y2="8cm">
          <text:p/>
        </draw:line>
        <draw:line draw:style-name="gr4" draw:text-style-name="P1" draw:layer="layout" svg:x1="4.001cm" svg:y1="7.5cm" svg:x2="3.501cm" svg:y2="13cm">
          <text:p/>
        </draw:line>
        <draw:custom-shape draw:style-name="gr21" draw:text-style-name="P2" draw:layer="layout" svg:width="6.5cm" svg:height="0.5cm" svg:x="5.501cm" svg:y="9.5cm">
          <text:p text:style-name="P1"><text:span text:style-name="T1">Void bluez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8.5cm" svg:x2="7.501cm" svg:y2="9.5cm">
          <text:p/>
        </draw:line>
        <draw:line draw:style-name="gr4" draw:text-style-name="P1" draw:layer="layout" svg:x1="7.001cm" svg:y1="10cm" svg:x2="7.501cm" svg:y2="10.5cm">
          <text:p/>
        </draw:line>
        <draw:line draw:style-name="gr5" draw:text-style-name="P1" draw:layer="layout" svg:x1="42.5cm" svg:y1="11cm" svg:x2="37.001cm" svg:y2="12cm">
          <text:p/>
        </draw:line>
        <draw:custom-shape draw:style-name="gr21" draw:text-style-name="P2" draw:layer="layout" svg:width="6.5cm" svg:height="0.5cm" svg:x="48.5cm" svg:y="12cm">
          <text:p text:style-name="P1"><text:span text:style-name="T1">void bluez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1cm" svg:x2="49.5cm" svg:y2="12cm">
          <text:p/>
        </draw:line>
        <draw:custom-shape draw:style-name="gr22" draw:text-style-name="P2" draw:layer="layout" svg:width="5.001cm" svg:height="0.5cm" svg:x="51cm" svg:y="13.5cm">
          <text:p text:style-name="P1"><text:span text:style-name="T1">void cb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3cm" svg:y1="12.5cm" svg:x2="53cm" svg:y2="13.5cm">
          <text:p/>
        </draw:line>
        <draw:custom-shape draw:style-name="gr2" draw:text-style-name="P2" draw:layer="layout" svg:width="5.5cm" svg:height="0.5cm" svg:x="51cm" svg:y="15cm">
          <text:p text:style-name="P1"><text:span text:style-name="T1">void gui_device_list_appen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cm" svg:y1="14cm" svg:x2="52cm" svg:y2="15cm">
          <text:p/>
        </draw:line>
        <draw:custom-shape draw:style-name="gr3" draw:text-style-name="P2" draw:layer="layout" svg:width="6.5cm" svg:height="0.5cm" svg:x="42cm" svg:y="13cm">
          <text:p text:style-name="P1"><text:span text:style-name="T1">StructDbus* dbus_get_next_struct_in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1cm" svg:y1="13.5cm" svg:x2="48.5cm" svg:y2="13cm">
          <text:p/>
        </draw:line>
        <draw:line draw:style-name="gr5" draw:text-style-name="P1" draw:layer="layout" svg:x1="39cm" svg:y1="13.5cm" svg:x2="42cm" svg:y2="13cm">
          <text:p/>
        </draw:line>
        <draw:custom-shape draw:style-name="gr22" draw:text-style-name="P2" draw:layer="layout" svg:width="5.501cm" svg:height="0.5cm" svg:x="40.5cm" svg:y="14cm">
          <text:p text:style-name="P1"><text:span text:style-name="T1">static int cb_device_found_helper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40.5cm" svg:y2="14cm">
          <text:p/>
        </draw:line>
        <draw:custom-shape draw:style-name="gr21" draw:text-style-name="P2" draw:layer="layout" svg:width="6cm" svg:height="0.5cm" svg:x="39cm" svg:y="16cm">
          <text:p text:style-name="P1"><text:span text:style-name="T1">void 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39.5cm" svg:y2="16cm">
          <text:p/>
        </draw:line>
        <draw:line draw:style-name="gr5" draw:text-style-name="P1" draw:layer="layout" svg:x1="40.5cm" svg:y1="16.5cm" svg:x2="42cm" svg:y2="17.5cm">
          <text:p/>
        </draw:line>
        <draw:line draw:style-name="gr5" draw:text-style-name="P1" draw:layer="layout" svg:x1="46.5cm" svg:y1="17.5cm" svg:x2="50.5cm" svg:y2="12.5cm">
          <text:p/>
        </draw:line>
        <draw:custom-shape draw:style-name="gr21" draw:text-style-name="P2" draw:layer="layout" svg:width="6.5cm" svg:height="0.5cm" svg:x="39cm" svg:y="19cm">
          <text:p text:style-name="P1"><text:span text:style-name="T1">void 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1cm" svg:y1="19.5cm" svg:x2="41cm" svg:y2="20.5cm">
          <text:p/>
        </draw:line>
        <draw:custom-shape draw:style-name="gr22" draw:text-style-name="P2" draw:layer="layout" svg:width="5cm" svg:height="0.5cm" svg:x="48.5cm" svg:y="18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6.5cm" svg:y1="18cm" svg:x2="49cm" svg:y2="18.5cm">
          <text:p/>
        </draw:line>
        <draw:custom-shape draw:style-name="gr22" draw:text-style-name="P2" draw:layer="layout" svg:width="6.501cm" svg:height="0.5cm" svg:x="40.5cm" svg:y="20.5cm">
          <text:p text:style-name="P1"><text:span text:style-name="T1">void cb_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6.501cm" svg:height="0.5cm" svg:x="39.999cm" svg:y="17.5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21cm" svg:x2="49cm" svg:y2="19cm">
          <text:p/>
        </draw:line>
        <draw:line draw:style-name="gr5" draw:text-style-name="P1" draw:layer="layout" svg:x1="47cm" svg:y1="20.5cm" svg:x2="50.5cm" svg:y2="12.5cm">
          <text:p/>
        </draw:line>
        <draw:line draw:style-name="gr5" draw:text-style-name="P1" draw:layer="layout" svg:x1="41cm" svg:y1="18cm" svg:x2="41cm" svg:y2="19cm">
          <text:p/>
        </draw:line>
        <draw:line draw:style-name="gr5" draw:text-style-name="P1" draw:layer="layout" svg:x1="37cm" svg:y1="15.5cm" svg:x2="40.5cm" svg:y2="14cm">
          <text:p/>
        </draw:line>
        <draw:custom-shape draw:style-name="gr2" draw:text-style-name="P2" draw:layer="layout" svg:width="5.5cm" svg:height="0.5cm" svg:x="32.5cm" svg:y="19cm">
          <text:p text:style-name="P1"><text:span text:style-name="T1">void gui_device_list_remov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5.5cm" svg:y1="15.5cm" svg:x2="35.5cm" svg:y2="19cm">
          <text:p/>
        </draw:line>
        <draw:line draw:style-name="gr5" draw:text-style-name="P1" draw:layer="layout" svg:x1="32.5cm" svg:y1="19cm" svg:x2="19cm" svg:y2="9cm">
          <text:p/>
        </draw:line>
        <draw:custom-shape draw:style-name="gr3" draw:text-style-name="P2" draw:layer="layout" svg:width="6.5cm" svg:height="0.5cm" svg:x="17.5cm" svg:y="16.5cm">
          <text:p text:style-name="P1"><text:span text:style-name="T1">void dbus_append_pair_to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5cm" svg:x2="20cm" svg:y2="16.5cm">
          <text:p/>
        </draw:line>
        <draw:custom-shape draw:style-name="gr3" draw:text-style-name="P2" draw:layer="layout" svg:width="6.5cm" svg:height="0.5cm" svg:x="17.5cm" svg:y="18cm">
          <text:p text:style-name="P1"><text:span text:style-name="T1">Void dbus_append_varia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7cm" svg:x2="20cm" svg:y2="18cm">
          <text:p/>
        </draw:line>
        <draw:line draw:style-name="gr5" draw:text-style-name="P1" draw:layer="layout" svg:x1="49.5cm" svg:y1="18.5cm" svg:x2="50.5cm" svg:y2="12.5cm">
          <text:p/>
        </draw:line>
        <draw:custom-shape draw:style-name="gr22" draw:text-style-name="P2" draw:layer="layout" svg:width="5.501cm" svg:height="0.5cm" svg:x="40.5cm" svg:y="15cm">
          <text:p text:style-name="P1"><text:span text:style-name="T1">static int cb_device_found_helper2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2.5cm" svg:y1="15cm" svg:x2="42cm" svg:y2="14.5cm">
          <text:p/>
        </draw:line>
        <draw:line draw:style-name="gr5" draw:text-style-name="P1" draw:layer="layout" svg:x1="51cm" svg:y1="14cm" svg:x2="46cm" svg:y2="15.5cm">
          <text:p/>
        </draw:line>
        <presentation:notes draw:style-name="dp2">
          <draw:page-thumbnail draw:style-name="gr2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3.856cm" svg:x="1cm" svg:y="4.344cm" draw:page-number="1"/>
      <draw:page-thumbnail draw:layer="backgroundobjects" svg:width="8.999cm" svg:height="3.856cm" svg:x="1cm" svg:y="12.92cm"/>
      <draw:page-thumbnail draw:layer="backgroundobjects" svg:width="8.999cm" svg:height="3.856cm" svg:x="1cm" svg:y="21.496cm"/>
      <draw:page-thumbnail draw:layer="backgroundobjects" svg:width="8.999cm" svg:height="3.856cm" svg:x="11cm" svg:y="4.344cm"/>
      <draw:page-thumbnail draw:layer="backgroundobjects" svg:width="8.999cm" svg:height="3.856cm" svg:x="11cm" svg:y="12.92cm"/>
      <draw:page-thumbnail draw:layer="backgroundobjects" svg:width="8.999cm" svg:height="3.856cm" svg:x="11cm" svg:y="21.496cm"/>
    </style:handout-master>
    <style:master-page style:name="Per_20_defecte" style:display-name="Per defecte" style:page-layout-name="PM1" draw:style-name="Mdp1">
      <draw:frame presentation:style-name="Per_20_defecte-title" draw:layer="backgroundobjects" svg:width="62.998cm" svg:height="5.009cm" svg:x="3.494cm" svg:y="1.192cm" presentation:class="title" presentation:placeholder="true">
        <draw:text-box/>
      </draw:frame>
      <draw:frame presentation:style-name="Per_20_defecte-outline1" draw:layer="backgroundobjects" svg:width="62.998cm" svg:height="19.8cm" svg:x="3.494cm" svg:y="7.015cm" presentation:class="outline" presentation:placeholder="true">
        <draw:text-box/>
      </draw:frame>
      <draw:frame presentation:style-name="Mpr1" draw:text-style-name="MP1" draw:layer="backgroundobjects" svg:width="16.308cm" svg:height="2.069cm" svg:x="3.494cm" svg:y="27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2.188cm" svg:height="2.069cm" svg:x="23.934cm" svg:y="27.3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6.308cm" svg:height="2.069cm" svg:x="50.184cm" svg:y="27.326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u Pedrol</meta:initial-creator>
    <meta:creation-date>2010-01-22T00:56:19</meta:creation-date>
    <meta:editing-duration>PT08H44M20S</meta:editing-duration>
    <meta:editing-cycles>32</meta:editing-cycles>
    <dc:date>2010-01-26T00:16:09</dc:date>
    <dc:creator>Pau Pedrol</dc:creator>
    <meta:generator>OpenOffice.org/3.1$Linux OpenOffice.org_project/310m19$Build-9420</meta:generator>
    <meta:document-statistic meta:object-count="165"/>
  </office:meta>
</office:document-meta>
</file>